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3.5cm" svg:x2="18cm" svg:y2="3.5cm">
          <text:p/>
        </draw:line>
        <draw:custom-shape draw:style-name="gr2" draw:text-style-name="P1" draw:layer="layout" svg:width="11cm" svg:height="9cm" svg:x="4cm" svg:y="8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layer="layout" svg:width="14.5cm" svg:height="1cm" svg:x="3cm" svg:y="21.5cm">
          <draw:text-box>
            <text:p>Test Draw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swaldo Hernandez</meta:initial-creator>
    <meta:creation-date>2010-08-13T12:01:14</meta:creation-date>
    <meta:generator>OpenOffice.org/3.1$Unix OpenOffice.org_project/310m19$Build-9420</meta:generator>
    <dc:date>2010-08-13T12:05:46</dc:date>
    <dc:creator>Oswaldo Hernandez</dc:creator>
    <meta:editing-duration>PT00H04M32S</meta:editing-duration>
    <meta:editing-cycles>1</meta:editing-cycles>
    <meta:document-statistic meta:object-count="3"/>
  </office:meta>
</office:document-meta>
</file>